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4aaa"/>
    </style:style>
    <style:style style:name="P2" style:family="paragraph" style:parent-style-name="Text_20_body">
      <style:text-properties officeooo:paragraph-rsid="00146269"/>
    </style:style>
    <style:style style:name="P3" style:family="paragraph" style:parent-style-name="Text_20_body">
      <style:text-properties officeooo:rsid="0013e007" officeooo:paragraph-rsid="0013e007"/>
    </style:style>
    <style:style style:name="P4" style:family="paragraph" style:parent-style-name="Text_20_body">
      <style:paragraph-properties fo:text-align="center" style:justify-single-word="false"/>
      <style:text-properties officeooo:rsid="0013e007" officeooo:paragraph-rsid="0013e007"/>
    </style:style>
    <style:style style:name="P5" style:family="paragraph" style:parent-style-name="Text_20_body">
      <style:text-properties officeooo:rsid="0010ee01" officeooo:paragraph-rsid="0010ee01"/>
    </style:style>
    <style:style style:name="P6" style:family="paragraph" style:parent-style-name="Text_20_body">
      <style:text-properties officeooo:rsid="000e07ca" officeooo:paragraph-rsid="000e07ca"/>
    </style:style>
    <style:style style:name="P7" style:family="paragraph" style:parent-style-name="Text_20_body">
      <style:text-properties officeooo:rsid="00161f3c" officeooo:paragraph-rsid="00161f3c"/>
    </style:style>
    <style:style style:name="P8" style:family="paragraph" style:parent-style-name="Text_20_body">
      <style:text-properties officeooo:rsid="0063c41a" officeooo:paragraph-rsid="0063c41a"/>
    </style:style>
    <style:style style:name="P9" style:family="paragraph" style:parent-style-name="Text_20_body">
      <style:text-properties officeooo:paragraph-rsid="00161f3c"/>
    </style:style>
    <style:style style:name="P10" style:family="paragraph" style:parent-style-name="Text_20_body">
      <style:text-properties officeooo:paragraph-rsid="007a2329"/>
    </style:style>
    <style:style style:name="P11" style:family="paragraph" style:parent-style-name="Text_20_body">
      <style:text-properties officeooo:paragraph-rsid="007c5de1"/>
    </style:style>
    <style:style style:name="P12" style:family="paragraph" style:parent-style-name="Text_20_body">
      <style:text-properties officeooo:paragraph-rsid="00659f59"/>
    </style:style>
    <style:style style:name="P13" style:family="paragraph" style:parent-style-name="Text_20_body">
      <style:text-properties officeooo:paragraph-rsid="0084fb26"/>
    </style:style>
    <style:style style:name="P14" style:family="paragraph" style:parent-style-name="Text_20_body">
      <style:text-properties officeooo:rsid="007c5de1" officeooo:paragraph-rsid="007c5de1"/>
    </style:style>
    <style:style style:name="P15" style:family="paragraph" style:parent-style-name="Text_20_body">
      <style:text-properties officeooo:rsid="007a9468" officeooo:paragraph-rsid="007a9468"/>
    </style:style>
    <style:style style:name="P16" style:family="paragraph" style:parent-style-name="Text_20_body">
      <style:text-properties fo:font-style="normal" officeooo:rsid="00905147" officeooo:paragraph-rsid="00905147" style:font-style-asian="normal" style:font-style-complex="normal"/>
    </style:style>
    <style:style style:name="P17" style:family="paragraph" style:parent-style-name="Text_20_body">
      <style:text-properties fo:font-style="normal" officeooo:rsid="0084fb26" officeooo:paragraph-rsid="0084fb26" style:font-style-asian="normal" style:font-style-complex="normal"/>
    </style:style>
    <style:style style:name="P18" style:family="paragraph" style:parent-style-name="Text_20_body">
      <style:text-properties fo:font-style="normal" officeooo:rsid="0084fb26" officeooo:paragraph-rsid="00659f59" style:font-style-asian="normal" style:font-style-complex="normal"/>
    </style:style>
    <style:style style:name="P19" style:family="paragraph" style:parent-style-name="Text_20_body">
      <style:text-properties fo:font-style="normal" officeooo:rsid="0089d07e" officeooo:paragraph-rsid="00b67a64" style:font-style-asian="normal" style:font-style-complex="normal"/>
    </style:style>
    <style:style style:name="P20" style:family="paragraph" style:parent-style-name="Text_20_body">
      <style:text-properties fo:font-style="normal" officeooo:rsid="00b67a64" officeooo:paragraph-rsid="00b67a64" style:font-style-asian="normal" style:font-style-complex="normal"/>
    </style:style>
    <style:style style:name="P21" style:family="paragraph" style:parent-style-name="Text_20_body">
      <style:text-properties fo:font-style="normal" officeooo:rsid="00b859ed" officeooo:paragraph-rsid="00b859ed" style:font-style-asian="normal" style:font-style-complex="normal"/>
    </style:style>
    <style:style style:name="P22" style:family="paragraph" style:parent-style-name="Text_20_body">
      <style:text-properties fo:font-style="normal" officeooo:rsid="009bddfd" officeooo:paragraph-rsid="0063c41a" style:font-style-asian="normal" style:font-style-complex="normal"/>
    </style:style>
    <style:style style:name="P23" style:family="paragraph" style:parent-style-name="Text_20_body">
      <style:text-properties fo:font-style="normal" officeooo:rsid="00c9e667" officeooo:paragraph-rsid="00c9e667" style:font-style-asian="normal" style:font-style-complex="normal"/>
    </style:style>
    <style:style style:name="P24" style:family="paragraph" style:parent-style-name="Text_20_body">
      <style:text-properties officeooo:paragraph-rsid="00799314"/>
    </style:style>
    <style:style style:name="P25" style:family="paragraph" style:parent-style-name="Text_20_body">
      <style:text-properties officeooo:rsid="00b859ed" officeooo:paragraph-rsid="00b859ed"/>
    </style:style>
    <style:style style:name="P26" style:family="paragraph" style:parent-style-name="Text_20_body">
      <style:text-properties officeooo:paragraph-rsid="00b859ed"/>
    </style:style>
    <style:style style:name="P27" style:family="paragraph" style:parent-style-name="Text_20_body">
      <style:text-properties officeooo:rsid="00b85d86" officeooo:paragraph-rsid="00b85d86"/>
    </style:style>
    <style:style style:name="P28" style:family="paragraph" style:parent-style-name="Text_20_body">
      <style:text-properties officeooo:rsid="003b4285" officeooo:paragraph-rsid="003b4285"/>
    </style:style>
    <style:style style:name="P29" style:family="paragraph" style:parent-style-name="Text_20_body">
      <style:text-properties officeooo:rsid="00b980d4" officeooo:paragraph-rsid="00b980d4"/>
    </style:style>
    <style:style style:name="P30" style:family="paragraph" style:parent-style-name="Text_20_body">
      <style:text-properties officeooo:paragraph-rsid="00bb6ca1"/>
    </style:style>
    <style:style style:name="P31" style:family="paragraph" style:parent-style-name="Text_20_body">
      <style:text-properties officeooo:rsid="000f4aaa" officeooo:paragraph-rsid="000f4aaa"/>
    </style:style>
    <style:style style:name="P32" style:family="paragraph" style:parent-style-name="Text_20_body">
      <style:text-properties officeooo:paragraph-rsid="0063c41a"/>
    </style:style>
    <style:style style:name="P33" style:family="paragraph" style:parent-style-name="Text_20_body">
      <style:paragraph-properties fo:margin-left="0.4902in" fo:margin-right="0in" fo:text-indent="0in" style:auto-text-indent="false"/>
      <style:text-properties officeooo:paragraph-rsid="007a9468"/>
    </style:style>
    <style:style style:name="P34" style:family="paragraph" style:parent-style-name="Text_20_body">
      <style:paragraph-properties fo:margin-left="0.4902in" fo:margin-right="0in" fo:text-indent="0in" style:auto-text-indent="false"/>
      <style:text-properties fo:font-style="italic" officeooo:paragraph-rsid="007c5de1" style:font-style-asian="italic" style:font-style-complex="italic"/>
    </style:style>
    <style:style style:name="P35" style:family="paragraph" style:parent-style-name="Text_20_body">
      <style:paragraph-properties fo:margin-left="0.4902in" fo:margin-right="0in" fo:text-indent="0in" style:auto-text-indent="false"/>
      <style:text-properties fo:font-style="italic" officeooo:rsid="007c5de1" officeooo:paragraph-rsid="007c5de1" style:font-style-asian="italic" style:font-style-complex="italic"/>
    </style:style>
    <style:style style:name="P36" style:family="paragraph" style:parent-style-name="Text_20_body">
      <style:paragraph-properties fo:margin-left="0.4902in" fo:margin-right="0in" fo:text-indent="0in" style:auto-text-indent="false"/>
      <style:text-properties fo:font-style="italic" officeooo:rsid="00b0960d" officeooo:paragraph-rsid="00b0960d" style:font-style-asian="italic" style:font-style-complex="italic"/>
    </style:style>
    <style:style style:name="P37" style:family="paragraph" style:parent-style-name="Text_20_body">
      <style:paragraph-properties fo:margin-left="0.4902in" fo:margin-right="0in" fo:text-indent="0in" style:auto-text-indent="false"/>
      <style:text-properties fo:font-style="italic" officeooo:rsid="00b980d4" officeooo:paragraph-rsid="00b980d4" style:font-style-asian="italic" style:font-style-complex="italic"/>
    </style:style>
    <style:style style:name="P38" style:family="paragraph" style:parent-style-name="Text_20_body">
      <style:paragraph-properties fo:margin-left="0.4902in" fo:margin-right="0in" fo:text-indent="0in" style:auto-text-indent="false"/>
      <style:text-properties fo:font-style="italic" officeooo:rsid="00c0012d" officeooo:paragraph-rsid="00c0012d" style:font-style-asian="italic" style:font-style-complex="italic"/>
    </style:style>
    <style:style style:name="P39" style:family="paragraph" style:parent-style-name="Text_20_body">
      <style:paragraph-properties fo:margin-left="0.4902in" fo:margin-right="0in" fo:text-indent="0in" style:auto-text-indent="false"/>
      <style:text-properties officeooo:paragraph-rsid="008dfc8e"/>
    </style:style>
    <style:style style:name="P40" style:family="paragraph" style:parent-style-name="Text_20_body">
      <style:paragraph-properties fo:margin-left="0.4902in" fo:margin-right="0in" fo:text-indent="0in" style:auto-text-indent="false"/>
      <style:text-properties officeooo:rsid="007a9468" officeooo:paragraph-rsid="007a9468"/>
    </style:style>
    <style:style style:name="P41" style:family="paragraph" style:parent-style-name="Text_20_body">
      <style:paragraph-properties fo:margin-left="0.4902in" fo:margin-right="0in" fo:text-indent="0in" style:auto-text-indent="false"/>
      <style:text-properties officeooo:rsid="007a9468" officeooo:paragraph-rsid="00be5970"/>
    </style:style>
    <style:style style:name="P42" style:family="paragraph" style:parent-style-name="Text_20_body">
      <style:paragraph-properties fo:margin-left="0.4902in" fo:margin-right="0in" fo:text-indent="0in" style:auto-text-indent="false"/>
      <style:text-properties fo:font-style="normal" officeooo:rsid="00b0960d" officeooo:paragraph-rsid="00b0960d" style:font-style-asian="normal" style:font-style-complex="normal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07a9468" officeooo:paragraph-rsid="007a9468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style="italic" officeooo:rsid="00b980d4" officeooo:paragraph-rsid="00b980d4" style:font-style-asian="italic" style:font-style-complex="italic"/>
    </style:style>
    <style:style style:name="P4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7a9468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font-style="normal" officeooo:rsid="00b980d4" officeooo:paragraph-rsid="00b980d4" style:font-style-asian="normal" style:font-style-complex="normal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style="normal" officeooo:rsid="00b440e5" officeooo:paragraph-rsid="00b440e5" style:font-style-asian="normal" style:font-style-complex="normal"/>
    </style:style>
    <style:style style:name="P4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tyle="normal" officeooo:rsid="007a9468" officeooo:paragraph-rsid="007a9468" style:font-style-asian="normal" style:font-style-complex="normal"/>
    </style:style>
    <style:style style:name="P49" style:family="paragraph" style:parent-style-name="Heading_20_1">
      <style:paragraph-properties fo:text-align="center" style:justify-single-word="false"/>
      <style:text-properties officeooo:rsid="0077dcb4" officeooo:paragraph-rsid="000bb7b2"/>
    </style:style>
    <style:style style:name="P50" style:family="paragraph" style:parent-style-name="Heading_20_2">
      <style:text-properties officeooo:rsid="00b56ea0" officeooo:paragraph-rsid="00b56ea0"/>
    </style:style>
    <style:style style:name="P51" style:family="paragraph" style:parent-style-name="Heading_20_2">
      <style:text-properties officeooo:rsid="0013e007" officeooo:paragraph-rsid="0013e007"/>
    </style:style>
    <style:style style:name="P52" style:family="paragraph" style:parent-style-name="Heading_20_2">
      <style:text-properties officeooo:rsid="000d8c98" officeooo:paragraph-rsid="000d8c98"/>
    </style:style>
    <style:style style:name="P53" style:family="paragraph" style:parent-style-name="Heading_20_2">
      <style:text-properties officeooo:paragraph-rsid="00b67a64"/>
    </style:style>
    <style:style style:name="P54" style:family="paragraph" style:parent-style-name="Heading_20_2">
      <style:text-properties officeooo:rsid="00c9e667" officeooo:paragraph-rsid="00c9e667"/>
    </style:style>
    <style:style style:name="P55" style:family="paragraph" style:parent-style-name="Heading_20_3">
      <style:text-properties officeooo:paragraph-rsid="00b56ea0"/>
    </style:style>
    <style:style style:name="P56" style:family="paragraph" style:parent-style-name="Heading_20_3">
      <style:text-properties officeooo:rsid="00b980d4" officeooo:paragraph-rsid="00b980d4"/>
    </style:style>
    <style:style style:name="P57" style:family="paragraph" style:parent-style-name="Heading_20_3">
      <style:text-properties fo:font-style="normal" officeooo:rsid="00b859ed" officeooo:paragraph-rsid="00b859ed" style:font-style-asian="normal" style:font-style-complex="normal"/>
    </style:style>
    <style:style style:name="P58" style:family="paragraph" style:parent-style-name="Heading_20_3">
      <style:text-properties officeooo:rsid="00cc9315" officeooo:paragraph-rsid="00cc9315"/>
    </style:style>
    <style:style style:name="P59" style:family="paragraph" style:parent-style-name="Heading_20_5">
      <style:text-properties officeooo:rsid="000e07ca" officeooo:paragraph-rsid="0013e007"/>
    </style:style>
    <style:style style:name="P60" style:family="paragraph" style:parent-style-name="Heading_20_5">
      <style:text-properties officeooo:paragraph-rsid="00146269"/>
    </style:style>
    <style:style style:name="P61" style:family="paragraph" style:parent-style-name="Heading_20_5">
      <style:text-properties officeooo:rsid="00161f3c" officeooo:paragraph-rsid="00622f54"/>
    </style:style>
    <style:style style:name="P62" style:family="paragraph" style:parent-style-name="Text_20_body" style:list-style-name="L1">
      <style:text-properties officeooo:rsid="000d8c98" officeooo:paragraph-rsid="0077dcb4"/>
    </style:style>
    <style:style style:name="P63" style:family="paragraph" style:parent-style-name="Text_20_body" style:list-style-name="L1">
      <style:text-properties officeooo:rsid="000d8c98" officeooo:paragraph-rsid="0010ee01"/>
    </style:style>
    <style:style style:name="P64" style:family="paragraph" style:parent-style-name="Text_20_body" style:list-style-name="L1">
      <style:text-properties officeooo:rsid="0010ee01" officeooo:paragraph-rsid="0010ee01"/>
    </style:style>
    <style:style style:name="P65" style:family="paragraph" style:parent-style-name="Text_20_body" style:list-style-name="L1">
      <style:text-properties officeooo:rsid="0010ee01" officeooo:paragraph-rsid="009e511a"/>
    </style:style>
    <style:style style:name="P66" style:family="paragraph" style:parent-style-name="Text_20_body" style:list-style-name="L1">
      <style:text-properties officeooo:rsid="001214ce" officeooo:paragraph-rsid="009e511a"/>
    </style:style>
    <style:style style:name="P67" style:family="paragraph" style:parent-style-name="Text_20_body" style:list-style-name="L1">
      <style:text-properties officeooo:rsid="001214ce" officeooo:paragraph-rsid="001214ce"/>
    </style:style>
    <style:style style:name="P68" style:family="paragraph" style:parent-style-name="Text_20_body">
      <style:text-properties fo:font-style="normal" officeooo:rsid="00b85d86" officeooo:paragraph-rsid="00b859ed" style:font-style-asian="normal" style:font-style-complex="normal"/>
    </style:style>
    <style:style style:name="P69" style:family="paragraph" style:parent-style-name="Text_20_body">
      <style:text-properties fo:font-style="normal" officeooo:rsid="00cc9315" officeooo:paragraph-rsid="00cc9315" style:font-style-asian="normal" style:font-style-complex="normal"/>
    </style:style>
    <style:style style:name="P70" style:family="paragraph" style:parent-style-name="Text_20_body">
      <style:text-properties officeooo:paragraph-rsid="00b980d4"/>
    </style:style>
    <style:style style:name="P71" style:family="paragraph" style:parent-style-name="Text_20_body">
      <style:text-properties officeooo:rsid="00ca8b7b" officeooo:paragraph-rsid="00ca8b7b"/>
    </style:style>
    <style:style style:name="P72" style:family="paragraph" style:parent-style-name="Text_20_body" style:list-style-name="L1">
      <style:paragraph-properties fo:margin-left="0.4902in" fo:margin-right="0in" fo:text-indent="-0.25in" style:auto-text-indent="false"/>
      <style:text-properties officeooo:rsid="0013e007" officeooo:paragraph-rsid="0013e007"/>
    </style:style>
    <style:style style:name="T1" style:family="text">
      <style:text-properties officeooo:rsid="000f4aa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6269" style:font-style-asian="normal" style:font-style-complex="normal"/>
    </style:style>
    <style:style style:name="T4" style:family="text">
      <style:text-properties fo:font-style="normal" officeooo:rsid="00161f3c" style:font-style-asian="normal" style:font-style-complex="normal"/>
    </style:style>
    <style:style style:name="T5" style:family="text">
      <style:text-properties fo:font-style="normal" officeooo:rsid="0019ed78" style:font-style-asian="normal" style:font-style-complex="normal"/>
    </style:style>
    <style:style style:name="T6" style:family="text">
      <style:text-properties fo:font-style="normal" officeooo:rsid="003135bb" style:font-style-asian="normal" style:font-style-complex="normal"/>
    </style:style>
    <style:style style:name="T7" style:family="text">
      <style:text-properties fo:font-style="normal" officeooo:rsid="006ab8ed" style:font-style-asian="normal" style:font-style-complex="normal"/>
    </style:style>
    <style:style style:name="T8" style:family="text">
      <style:text-properties fo:font-style="normal" officeooo:rsid="00799314" style:font-style-asian="normal" style:font-style-complex="normal"/>
    </style:style>
    <style:style style:name="T9" style:family="text">
      <style:text-properties fo:font-style="normal" officeooo:rsid="007a2329" style:font-style-asian="normal" style:font-style-complex="normal"/>
    </style:style>
    <style:style style:name="T10" style:family="text">
      <style:text-properties fo:font-style="normal" officeooo:rsid="007a9468" style:font-style-asian="normal" style:font-style-complex="normal"/>
    </style:style>
    <style:style style:name="T11" style:family="text">
      <style:text-properties fo:font-style="normal" officeooo:rsid="007c5de1" style:font-style-asian="normal" style:font-style-complex="normal"/>
    </style:style>
    <style:style style:name="T12" style:family="text">
      <style:text-properties fo:font-style="normal" officeooo:rsid="007e6b1e" style:font-style-asian="normal" style:font-style-complex="normal"/>
    </style:style>
    <style:style style:name="T13" style:family="text">
      <style:text-properties fo:font-style="normal" officeooo:rsid="0081290b" style:font-style-asian="normal" style:font-style-complex="normal"/>
    </style:style>
    <style:style style:name="T14" style:family="text">
      <style:text-properties fo:font-style="normal" officeooo:rsid="00838d7c" style:font-style-asian="normal" style:font-style-complex="normal"/>
    </style:style>
    <style:style style:name="T15" style:family="text">
      <style:text-properties fo:font-style="normal" officeooo:rsid="0084fb26" style:font-style-asian="normal" style:font-style-complex="normal"/>
    </style:style>
    <style:style style:name="T16" style:family="text">
      <style:text-properties fo:font-style="normal" officeooo:rsid="0086997c" style:font-style-asian="normal" style:font-style-complex="normal"/>
    </style:style>
    <style:style style:name="T17" style:family="text">
      <style:text-properties fo:font-style="normal" officeooo:rsid="008810ed" style:font-style-asian="normal" style:font-style-complex="normal"/>
    </style:style>
    <style:style style:name="T18" style:family="text">
      <style:text-properties fo:font-style="normal" officeooo:rsid="0089d07e" style:font-style-asian="normal" style:font-style-complex="normal"/>
    </style:style>
    <style:style style:name="T19" style:family="text">
      <style:text-properties fo:font-style="normal" officeooo:rsid="008dfc8e" style:font-style-asian="normal" style:font-style-complex="normal"/>
    </style:style>
    <style:style style:name="T20" style:family="text">
      <style:text-properties fo:font-style="normal" officeooo:rsid="00985814" style:font-style-asian="normal" style:font-style-complex="normal"/>
    </style:style>
    <style:style style:name="T21" style:family="text">
      <style:text-properties fo:font-style="normal" officeooo:rsid="009bddfd" style:font-style-asian="normal" style:font-style-complex="normal"/>
    </style:style>
    <style:style style:name="T22" style:family="text">
      <style:text-properties fo:font-style="normal" officeooo:rsid="00a9608d" style:font-style-asian="normal" style:font-style-complex="normal"/>
    </style:style>
    <style:style style:name="T23" style:family="text">
      <style:text-properties fo:font-style="normal" officeooo:rsid="00a977d6" style:font-style-asian="normal" style:font-style-complex="normal"/>
    </style:style>
    <style:style style:name="T24" style:family="text">
      <style:text-properties fo:font-style="normal" officeooo:rsid="00aaf8b8" style:font-style-asian="normal" style:font-style-complex="normal"/>
    </style:style>
    <style:style style:name="T25" style:family="text">
      <style:text-properties fo:font-style="normal" officeooo:rsid="00aead17" style:font-style-asian="normal" style:font-style-complex="normal"/>
    </style:style>
    <style:style style:name="T26" style:family="text">
      <style:text-properties fo:font-style="normal" officeooo:rsid="00b440e5" style:font-style-asian="normal" style:font-style-complex="normal"/>
    </style:style>
    <style:style style:name="T27" style:family="text">
      <style:text-properties fo:font-style="normal" officeooo:rsid="00b56ea0" style:font-style-asian="normal" style:font-style-complex="normal"/>
    </style:style>
    <style:style style:name="T28" style:family="text">
      <style:text-properties fo:font-style="normal" officeooo:rsid="00b67a64" style:font-style-asian="normal" style:font-style-complex="normal"/>
    </style:style>
    <style:style style:name="T29" style:family="text">
      <style:text-properties fo:font-style="normal" officeooo:rsid="00b859ed" style:font-style-asian="normal" style:font-style-complex="normal"/>
    </style:style>
    <style:style style:name="T30" style:family="text">
      <style:text-properties fo:font-style="normal" officeooo:rsid="00b85d86" style:font-style-asian="normal" style:font-style-complex="normal"/>
    </style:style>
    <style:style style:name="T31" style:family="text">
      <style:text-properties fo:font-style="normal" officeooo:rsid="00bb6ca1" style:font-style-asian="normal" style:font-style-complex="normal"/>
    </style:style>
    <style:style style:name="T32" style:family="text">
      <style:text-properties fo:font-style="normal" officeooo:rsid="00bca5ea" style:font-style-asian="normal" style:font-style-complex="normal"/>
    </style:style>
    <style:style style:name="T33" style:family="text">
      <style:text-properties fo:font-style="normal" officeooo:rsid="00be5970" style:font-style-asian="normal" style:font-style-complex="normal"/>
    </style:style>
    <style:style style:name="T34" style:family="text">
      <style:text-properties fo:font-style="normal" officeooo:rsid="00c0eefd" style:font-style-asian="normal" style:font-style-complex="normal"/>
    </style:style>
    <style:style style:name="T35" style:family="text">
      <style:text-properties fo:font-style="normal" officeooo:rsid="00c8f055" style:font-style-asian="normal" style:font-style-complex="normal"/>
    </style:style>
    <style:style style:name="T36" style:family="text">
      <style:text-properties fo:font-style="normal" officeooo:rsid="00b980d4" style:font-style-asian="normal" style:font-style-complex="normal"/>
    </style:style>
    <style:style style:name="T37" style:family="text">
      <style:text-properties fo:font-style="normal" officeooo:rsid="00cb734b" style:font-style-asian="normal" style:font-style-complex="normal"/>
    </style:style>
    <style:style style:name="T38" style:family="text">
      <style:text-properties fo:font-style="normal" officeooo:rsid="00d0db86" style:font-style-asian="normal" style:font-style-complex="normal"/>
    </style:style>
    <style:style style:name="T39" style:family="text">
      <style:text-properties fo:font-style="normal" style:text-underline-style="none" officeooo:rsid="00cb734b" style:font-style-asian="normal" style:font-style-complex="normal"/>
    </style:style>
    <style:style style:name="T40" style:family="text">
      <style:text-properties officeooo:rsid="00161f3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69573c" style:font-style-asian="italic" style:font-style-complex="italic"/>
    </style:style>
    <style:style style:name="T43" style:family="text">
      <style:text-properties fo:font-style="italic" officeooo:rsid="007a9468" style:font-style-asian="italic" style:font-style-complex="italic"/>
    </style:style>
    <style:style style:name="T44" style:family="text">
      <style:text-properties fo:font-style="italic" officeooo:rsid="007c5de1" style:font-style-asian="italic" style:font-style-complex="italic"/>
    </style:style>
    <style:style style:name="T45" style:family="text">
      <style:text-properties fo:font-style="italic" officeooo:rsid="007d0cd2" style:font-style-asian="italic" style:font-style-complex="italic"/>
    </style:style>
    <style:style style:name="T46" style:family="text">
      <style:text-properties fo:font-style="italic" officeooo:rsid="007e6b1e" style:font-style-asian="italic" style:font-style-complex="italic"/>
    </style:style>
    <style:style style:name="T47" style:family="text">
      <style:text-properties fo:font-style="italic" officeooo:rsid="0081290b" style:font-style-asian="italic" style:font-style-complex="italic"/>
    </style:style>
    <style:style style:name="T48" style:family="text">
      <style:text-properties fo:font-style="italic" officeooo:rsid="0084fb26" style:font-style-asian="italic" style:font-style-complex="italic"/>
    </style:style>
    <style:style style:name="T49" style:family="text">
      <style:text-properties fo:font-style="italic" officeooo:rsid="0086997c" style:font-style-asian="italic" style:font-style-complex="italic"/>
    </style:style>
    <style:style style:name="T50" style:family="text">
      <style:text-properties fo:font-style="italic" officeooo:rsid="0089d07e" style:font-style-asian="italic" style:font-style-complex="italic"/>
    </style:style>
    <style:style style:name="T51" style:family="text">
      <style:text-properties fo:font-style="italic" officeooo:rsid="008dfc8e" style:font-style-asian="italic" style:font-style-complex="italic"/>
    </style:style>
    <style:style style:name="T52" style:family="text">
      <style:text-properties fo:font-style="italic" officeooo:rsid="00b0960d" style:font-style-asian="italic" style:font-style-complex="italic"/>
    </style:style>
    <style:style style:name="T53" style:family="text">
      <style:text-properties fo:font-style="italic" officeooo:rsid="00b56ea0" style:font-style-asian="italic" style:font-style-complex="italic"/>
    </style:style>
    <style:style style:name="T54" style:family="text">
      <style:text-properties fo:font-style="italic" officeooo:rsid="00b859ed" style:font-style-asian="italic" style:font-style-complex="italic"/>
    </style:style>
    <style:style style:name="T55" style:family="text">
      <style:text-properties fo:font-style="italic" officeooo:rsid="00b85d86" style:font-style-asian="italic" style:font-style-complex="italic"/>
    </style:style>
    <style:style style:name="T56" style:family="text">
      <style:text-properties fo:font-style="italic" officeooo:rsid="00bb6ca1" style:font-style-asian="italic" style:font-style-complex="italic"/>
    </style:style>
    <style:style style:name="T57" style:family="text">
      <style:text-properties fo:font-style="italic" officeooo:rsid="00b980d4" style:font-style-asian="italic" style:font-style-complex="italic"/>
    </style:style>
    <style:style style:name="T58" style:family="text">
      <style:text-properties fo:font-style="italic" officeooo:rsid="00be5970" style:font-style-asian="italic" style:font-style-complex="italic"/>
    </style:style>
    <style:style style:name="T59" style:family="text">
      <style:text-properties fo:font-style="italic" officeooo:rsid="00cb734b" style:font-style-asian="italic" style:font-style-complex="italic"/>
    </style:style>
    <style:style style:name="T60" style:family="text">
      <style:text-properties officeooo:rsid="005cb384"/>
    </style:style>
    <style:style style:name="T61" style:family="text">
      <style:text-properties officeooo:rsid="00622f54"/>
    </style:style>
    <style:style style:name="T62" style:family="text">
      <style:text-properties officeooo:rsid="0063c41a"/>
    </style:style>
    <style:style style:name="T63" style:family="text">
      <style:text-properties officeooo:rsid="0069573c"/>
    </style:style>
    <style:style style:name="T64" style:family="text">
      <style:text-properties officeooo:rsid="007a9468"/>
    </style:style>
    <style:style style:name="T65" style:family="text">
      <style:text-properties fo:font-weight="normal" officeooo:rsid="0010ee01" style:font-weight-asian="normal" style:font-weight-complex="normal"/>
    </style:style>
    <style:style style:name="T66" style:family="text">
      <style:text-properties fo:font-weight="normal" officeooo:rsid="00a35875" style:font-weight-asian="normal" style:font-weight-complex="normal"/>
    </style:style>
    <style:style style:name="T67" style:family="text">
      <style:text-properties officeooo:rsid="007c5de1"/>
    </style:style>
    <style:style style:name="T68" style:family="text">
      <style:text-properties officeooo:rsid="007d9d5d"/>
    </style:style>
    <style:style style:name="T69" style:family="text">
      <style:text-properties officeooo:rsid="00838d7c"/>
    </style:style>
    <style:style style:name="T70" style:family="text">
      <style:text-properties officeooo:rsid="009328d1"/>
    </style:style>
    <style:style style:name="T71" style:family="text">
      <style:text-properties officeooo:rsid="00948d37"/>
    </style:style>
    <style:style style:name="T72" style:family="text">
      <style:text-properties officeooo:rsid="00a977d6"/>
    </style:style>
    <style:style style:name="T73" style:family="text">
      <style:text-properties officeooo:rsid="00aaf8b8"/>
    </style:style>
    <style:style style:name="T74" style:family="text">
      <style:text-properties officeooo:rsid="00b440e5"/>
    </style:style>
    <style:style style:name="T75" style:family="text">
      <style:text-properties officeooo:rsid="00b56ea0"/>
    </style:style>
    <style:style style:name="T76" style:family="text">
      <style:text-properties officeooo:rsid="003b4285"/>
    </style:style>
    <style:style style:name="T77" style:family="text">
      <style:text-properties officeooo:rsid="00b980d4"/>
    </style:style>
    <style:style style:name="T78" style:family="text">
      <style:text-properties officeooo:rsid="00bb6ca1"/>
    </style:style>
    <style:style style:name="T79" style:family="text">
      <style:text-properties officeooo:rsid="00bca5ea"/>
    </style:style>
    <style:style style:name="T80" style:family="text">
      <style:text-properties officeooo:rsid="00bd33e1"/>
    </style:style>
    <style:style style:name="T81" style:family="text">
      <style:text-properties officeooo:rsid="00c0012d"/>
    </style:style>
    <style:style style:name="T82" style:family="text">
      <style:text-properties officeooo:rsid="00c0c7c4"/>
    </style:style>
    <style:style style:name="T83" style:family="text">
      <style:text-properties officeooo:rsid="00c4cf95"/>
    </style:style>
    <style:style style:name="T84" style:family="text">
      <style:text-properties officeooo:rsid="00c58926"/>
    </style:style>
    <style:style style:name="T85" style:family="text">
      <style:text-properties officeooo:rsid="00c5c5c2"/>
    </style:style>
    <style:style style:name="T86" style:family="text">
      <style:text-properties officeooo:rsid="00cfae13"/>
    </style:style>
    <style:style style:name="T87" style:family="text">
      <style:text-properties officeooo:rsid="00d0db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span text:style-name="T79">Challenge</text:span> REST Service</text:h>
      <text:p text:style-name="P4"><text:span text:style-name="T61">Copyright 2013-2016, </text:span>Clinton Staley</text:p>
      <text:h text:style-name="P50" text:outline-level="2">Overview</text:h>
      <text:p text:style-name="P30"><text:span text:style-name="T77">The Challenge REST Service (CHS) provides the interface needed for a student to play one or more of a set of academic </text:span><text:span text:style-name="T57">challenge</text:span><text:span text:style-name="T77">s, each of which is uniquely identified by a c</text:span><text:span text:style-name="T56">hallenge name.</text:span><text:span text:style-name="T31"> </text:span><text:span text:style-name="T77"><text:s text:c="2"/>Each student may make one or more </text:span><text:span text:style-name="T57">attempt</text:span><text:span text:style-name="T77">s at a challenge, with the maximum number allowed determined by the challenge. <text:s/>Each attempt may in turn involve one or more </text:span><text:span text:style-name="T57">step</text:span><text:span text:style-name="T77">s, each comprising an input from the student, and a response from CHS. <text:s/>(E.g an answer to a puzzle, and an indication of whether the answer is right or not.)</text:span></text:p>
      <text:h text:style-name="P51" text:outline-level="2">General Points</text:h>
      <text:p text:style-name="P3">The following design points apply across the document.</text:p>
      <text:list xml:id="list5839294039103864980" text:style-name="L1">
        <text:list-item>
          <text:p text:style-name="P62">All resource URLs are prefixed by <text:s/>&lt;Root&gt;/ <text:s/>(e.g. http://cstaley.csc.calpoly.edu:8080/Prss <text:s text:c="2"/></text:p>
        </text:list-item>
        <text:list-item>
          <text:p text:style-name="P63">All resources accept and provide only JSON body content.</text:p>
        </text:list-item>
        <text:list-item>
          <text:p text:style-name="P64">All GET parameters are optional unless given in bold.</text:p>
        </text:list-item>
        <text:list-item>
          <text:p text:style-name="P66">Absent documentation to the contrary, all DELETE calls, POST, and PUT calls return, via JSON body content, a list of <text:span text:style-name="T82">JSON objects</text:span> describing any errors that occured, if the HTTP response is not 200. <text:s/>Per REST standards, 200 results return empty body for DELETE.<text:span text:style-name="T82"> <text:s/>Error objects are of form {tag: &lt;errorTag&gt;, params: &lt;params&gt;} where errorTag is a string tag identifying the error, and params is a possibly-empty array of additional values needed to fill in details about the error. <text:s/>E.g. {tag: "missingField", params: ["lastName"]}</text:span></text:p>
        </text:list-item>
        <text:list-item>
          <text:p text:style-name="P65">All resource-creating POST calls return the newly created resource as a URI via the Location response header, not in the response body. <text:s/>The respose body for such POSTs is reserved for error information, per point 4.</text:p>
        </text:list-item>
        <text:list-item>
          <text:p text:style-name="P64">GET calls return either OK and the specified information in the body, or BAD_REQUEST and a list of error strings.</text:p>
        </text:list-item>
        <text:list-item>
          <text:p text:style-name="P67">Fields of JSON content for POST and PUT calls are assumed to be strings, booleans, ints, or doubles without further documentation where obvious by their name or intent. <text:s/>In nonobvious cases, the type is given explicitly in the docs.</text:p>
        </text:list-item>
        <text:list-item>
          <text:p text:style-name="P72">All access requires authentication via login; no resources are public except for Prss/POST (for initial registration), and Ssns/POST (to log in). <text:s/>Other resources may be restricted based on admin status of Authenticated User (AU). <text:s/>The default restriction is to allow only access relevant to the AU, unless AU is admin, in which case access to any Person's info is allowed.</text:p>
        </text:list-item>
      </text:list>
      <text:h text:style-name="P52" text:outline-level="2">Resources for User Management, <text:span text:style-name="T60">including Registration</text:span></text:h>
      <text:h text:style-name="P59" text:outline-level="5">Prss</text:h>
      <text:p text:style-name="P6">Collection of all current <text:span text:style-name="T79">student</text:span>s<text:span text:style-name="T79"> or other users</text:span>.</text:p>
      <text:p text:style-name="P1"><text:span text:style-name="T1">GET <text:s/>email</text:span><text:span text:style-name="T65">=&lt;</text:span><text:span text:style-name="T66">email</text:span><text:span text:style-name="T65"> or </text:span><text:span text:style-name="T66">email</text:span><text:span text:style-name="T65"> prefix&gt;</text:span></text:p>
      <text:p text:style-name="P31">Returns list of all Persons, as resource URLs. <text:s/>Limits to Persons with specified email or email prefix, if applicable. <text:s/>No data for other than the AU is returned in any event, unless the AU is an admin. <text:s text:c="2"/>Data per person:</text:p>
      <text:p text:style-name="P1"><text:span text:style-name="T63"><text:tab/></text:span><text:span text:style-name="T42">e</text:span><text:span text:style-name="T43">mail</text:span> <text:span text:style-name="T63">principal string identifier, unique across all Persons</text:span></text:p>
      <text:p text:style-name="P1"><text:span text:style-name="T63"><text:tab/>id</text:span><text:span text:style-name="T43"> </text:span><text:span text:style-name="T34">id </text:span><text:span text:style-name="T10">of person with said email</text:span><text:span text:style-name="T34">, so that URI would be</text:span><text:span text:style-name="T11"> Prss/&lt;</text:span><text:span text:style-name="T34">id&gt;</text:span></text:p>
      <text:p text:style-name="P5">POST </text:p>
      <text:p text:style-name="P5">Adds a new Person, returning newly added Person. <text:s/>No AU required.</text:p>
      <text:p text:style-name="P34"><text:span text:style-name="T67">email </text:span><text:span text:style-name="T11">unique Email for new person</text:span></text:p>
      <text:p text:style-name="P35">firstName</text:p>
      <text:p text:style-name="P35">lastName</text:p>
      <text:p text:style-name="P35">password</text:p>
      <text:p text:style-name="P38">role <text:s text:c="17"/><text:span text:style-name="T2"><text:s/>0 for student, 1 for teacher, 2 for admin</text:span></text:p>
      <text:p text:style-name="P36">termsAccepted <text:span text:style-name="T74"><text:s/></text:span><text:span text:style-name="T26">W</text:span><text:span text:style-name="T2">ere site terms and conditions accepted?</text:span></text:p>
      <text:p text:style-name="P42"/>
      <text:p text:style-name="P47"><text:span text:style-name="T81">Email and lastName required. <text:s/></text:span>Error if email is nonunique<text:span text:style-name="T86">. <text:s/>Error </text:span>if terms were not accepted and AU is not admin. <text:span text:style-name="T81"><text:s text:c="2"/>Error if role is not student unless AU is admin.</text:span> <text:s/>Missing password allowed only if AU is admin, in which case a blocking password is recorded, preventing further access to the account.</text:p>
      <text:h text:style-name="P60" text:outline-level="5"><text:span text:style-name="Emphasis"><text:span text:style-name="T3">P</text:span></text:span><text:span text:style-name="Emphasis"><text:span text:style-name="T6">rs</text:span></text:span><text:span text:style-name="Emphasis"><text:span text:style-name="T3">s/&lt;</text:span></text:span><text:span text:style-name="Emphasis"><text:span text:style-name="T5">prsI</text:span></text:span><text:span text:style-name="Emphasis"><text:span text:style-name="T3">d&gt;</text:span></text:span></text:h>
      <text:p text:style-name="P2"><text:span text:style-name="Emphasis"><text:span text:style-name="T3">GET</text:span></text:span></text:p>
      <text:p text:style-name="P11"><text:span text:style-name="Emphasis"><text:span text:style-name="T4">Returns object for Person &lt;</text:span></text:span><text:span text:style-name="Emphasis"><text:span text:style-name="T5">prsI</text:span></text:span><text:span text:style-name="Emphasis"><text:span text:style-name="T4">d&gt;, with fields as specified in </text:span></text:span><text:span text:style-name="Emphasis"><text:span text:style-name="T11">POST</text:span></text:span><text:span text:style-name="Emphasis"><text:span text:style-name="T4"> for P</text:span></text:span><text:span text:style-name="Emphasis"><text:span text:style-name="T7">rs</text:span></text:span><text:span text:style-name="Emphasis"><text:span text:style-name="T4">s,</text:span></text:span><text:span text:style-name="T40"> p</text:span><text:span text:style-name="Emphasis"><text:span text:style-name="T4">lus </text:span></text:span><text:span text:style-name="Emphasis"><text:span text:style-name="T40">whenRegistered</text:span></text:span><text:span text:style-name="Emphasis"><text:span text:style-name="T4">, </text:span></text:span><text:span text:style-name="Emphasis"><text:span text:style-name="T11">less</text:span></text:span> <text:span text:style-name="T44">password.</text:span><text:span text:style-name="T52"> </text:span><text:span text:style-name="T26">AU must be Person in question or admin.</text:span></text:p>
      <text:p text:style-name="P11"/>
      <text:p text:style-name="P7">PUT</text:p>
      <text:p text:style-name="P9"><text:span text:style-name="T40">Update Person &lt;prsId&gt;, with body giving an object with one or more of </text:span><text:span text:style-name="Emphasis"><text:span text:style-name="T40">firstName, lastName, password, role.</text:span></text:span> <text:s/><text:span text:style-name="T67">All changes require the AU be the Person in question, or an admin. <text:s text:c="2"/>Role changes require an admin. <text:s/>Unless AU is admin, an additional field </text:span><text:span text:style-name="Emphasis"><text:span text:style-name="T40">oldPassword</text:span></text:span> <text:span text:style-name="T40">is required for changing </text:span><text:span text:style-name="Emphasis"><text:span text:style-name="T40">password. </text:span></text:span></text:p>
      <text:p text:style-name="P9"><text:span text:style-name="Emphasis"/></text:p>
      <text:p text:style-name="P14">DELETE</text:p>
      <text:p text:style-name="P14">Delete the Person in question, including all challenges played by Person. <text:s/>Requires admin AU.</text:p>
      <text:h text:style-name="P61" text:outline-level="5">Prss/&lt;prsId&gt;/Atts</text:h>
      <text:p text:style-name="P14">Each person has zero or more challenge attempts (Atts)<text:span text:style-name="T85"> that are currently in progress.</text:span></text:p>
      <text:p text:style-name="P8">GET<text:span text:style-name="T83"> challengeName=&lt;name of challenge&gt;</text:span></text:p>
      <text:p text:style-name="P8">Returns an array of <text:span text:style-name="T84">any in-progress Atts for the specified Person, optionally narrowed down to Atts only for a specific challenge. <text:s/>AU must be person in question or admin.</text:span></text:p>
      <text:p text:style-name="P32"><text:span text:style-name="T62"><text:tab/></text:span><text:span text:style-name="T45">at</text:span><text:span text:style-name="T46">t</text:span><text:span text:style-name="T47">empt</text:span><text:span text:style-name="T46">History </text:span><text:span text:style-name="T12">Array of </text:span><text:span text:style-name="T13">zero or </text:span><text:span text:style-name="T24">more </text:span><text:span text:style-name="T21">attempts, in same form as for </text:span><text:span text:style-name="T23">Atts</text:span><text:span text:style-name="T21">/&lt;</text:span><text:span text:style-name="T22">AttId</text:span><text:span text:style-name="T21">&gt; GET</text:span></text:p>
      <text:p text:style-name="P22"/>
      <text:p text:style-name="P8">POST</text:p>
      <text:p text:style-name="P8">Creates a new <text:span text:style-name="T71">Att</text:span> for this <text:span text:style-name="T68">Person, on the specified challenge. <text:s/>Fails if an unfinished Att for the indicated challenge is still in progress, or if the number of allowed Atts for this challenge has been exhausted. <text:s/>New Att is in progress until completed by a final answer or by quitting.</text:span></text:p>
      <text:p text:style-name="P32"><text:span text:style-name="T62"><text:tab/></text:span><text:span text:style-name="T53">challengeName </text:span><text:span text:style-name="T27">Unique name of the Chl for which this Attem</text:span></text:p>
      <text:h text:style-name="P55" text:outline-level="3"><text:span text:style-name="Emphasis"><text:span text:style-name="T75">Ssns</text:span></text:span></text:h>
      <text:p text:style-name="P24"><text:span text:style-name="Emphasis"><text:span text:style-name="T8">Login sessions </text:span></text:span><text:span text:style-name="Emphasis"><text:span text:style-name="T10">(Ssns)</text:span></text:span><text:span text:style-name="Emphasis"><text:span text:style-name="T8"> </text:span></text:span><text:span text:style-name="Emphasis"><text:span text:style-name="T9">are required for </text:span></text:span><text:span text:style-name="Emphasis"><text:span text:style-name="T10">most service</text:span></text:span><text:span text:style-name="Emphasis"><text:span text:style-name="T9"> access. <text:s text:c="2"/></text:span></text:span><text:span text:style-name="Emphasis"><text:span text:style-name="T10">A user obtains one via POST to Ssns</text:span></text:span><text:span text:style-name="Emphasis"><text:span text:style-name="T27">.</text:span></text:span></text:p>
      <text:p text:style-name="P15">GET </text:p>
      <text:p text:style-name="P15">Returns a list of all active sessions. <text:s/>Admin-privileged AU required. <text:s/>Returns array of</text:p>
      <text:p text:style-name="P41"><text:span text:style-name="T41">cookie </text:span><text:span text:style-name="T33">Unique c</text:span>ookie value for session</text:p>
      <text:p text:style-name="P39"><text:span text:style-name="T51">prs</text:span><text:span text:style-name="T58">Id</text:span><text:span text:style-name="T51"> </text:span><text:span text:style-name="T58"><text:s/></text:span><text:span text:style-name="T33">ID</text:span><text:span text:style-name="T19"> of Person logged in</text:span></text:p>
      <text:p text:style-name="P33"><text:span text:style-name="T43">loginTime </text:span><text:span text:style-name="T64">Date and time of login</text:span></text:p>
      <text:p text:style-name="P40"/>
      <text:p text:style-name="P10"><text:span text:style-name="Emphasis"><text:span text:style-name="T9">POST</text:span></text:span></text:p>
      <text:p text:style-name="P10"><text:span text:style-name="Emphasis"><text:span text:style-name="T9">A successful </text:span></text:span><text:span text:style-name="Emphasis"><text:span text:style-name="T17">POST</text:span></text:span><text:span text:style-name="Emphasis"><text:span text:style-name="T9"> generates a browser-session cookie that will permit continued access for </text:span></text:span><text:span text:style-name="Emphasis"><text:span text:style-name="T27">2</text:span></text:span><text:span text:style-name="Emphasis"><text:span text:style-name="T9"> hour</text:span></text:span><text:span text:style-name="Emphasis"><text:span text:style-name="T27">s</text:span></text:span><text:span text:style-name="Emphasis"><text:span text:style-name="T9">. <text:s/></text:span></text:span><text:span text:style-name="Emphasis"><text:span text:style-name="T10">Indicated Person becomes the AU</text:span></text:span><text:span text:style-name="Emphasis"><text:span text:style-name="T9">. <text:s/></text:span></text:span><text:span text:style-name="Emphasis"><text:span text:style-name="T10">An unsuccesful </text:span></text:span><text:span text:style-name="Emphasis"><text:span text:style-name="T17">POST</text:span></text:span><text:span text:style-name="Emphasis"><text:span text:style-name="T10"> results in</text:span></text:span><text:span text:style-name="Emphasis"><text:span text:style-name="T27"> a</text:span></text:span><text:span text:style-name="Emphasis"><text:span text:style-name="T10"> Not Authorized error code, with no further information.</text:span></text:span></text:p>
      <text:p text:style-name="P33"><text:span text:style-name="Emphasis"><text:span text:style-name="T43">email</text:span></text:span> <text:s/><text:span text:style-name="T64">Email of user requesting login</text:span></text:p>
      <text:p text:style-name="P33"><text:span text:style-name="T43">password</text:span> <text:span text:style-name="T64">Password of user</text:span></text:p>
      <text:h text:style-name="Heading_20_3" text:outline-level="3">Ssns<text:span text:style-name="T75">/&lt;cookie&gt;</text:span></text:h>
      <text:p text:style-name="P43">DELETE</text:p>
      <text:p text:style-name="P45"><text:span text:style-name="T27">Log out the specified Ssn. <text:s/>AU must be owner of Ssn or AU.</text:span><text:span text:style-name="T10">.</text:span></text:p>
      <text:p text:style-name="P48"/>
      <text:h text:style-name="P53" text:outline-level="2"><text:span text:style-name="T28">Resources for </text:span><text:span text:style-name="T32">C</text:span><text:span text:style-name="T20">hallenge</text:span><text:span text:style-name="T28">s</text:span></text:h>
      <text:p text:style-name="P20">The following resources allow starting and playing challenges, and retrieving histories of prior attempts.</text:p>
      <text:h text:style-name="P56" text:outline-level="3">Chls</text:h>
      <text:p text:style-name="P29">GET</text:p>
      <text:p text:style-name="P46">Any AU is acceptable. <text:s/>Return, for each challenge in the system:</text:p>
      <text:p text:style-name="P37"><text:span text:style-name="T80">n</text:span>ame <text:span text:style-name="T2">Name of the challenge</text:span></text:p>
      <text:p text:style-name="P37">description <text:span text:style-name="T2">Description of the challenge.</text:span></text:p>
      <text:p text:style-name="P46">POST</text:p>
      <text:p text:style-name="P44"><text:span text:style-name="T2">Create a new challenge. <text:s/>Fields as for GET</text:span><text:span text:style-name="T31">, plus </text:span><text:span text:style-name="T78">attsAllowed</text:span><text:span text:style-name="T2">. <text:s/>Admin AU required. <text:s/>Error if challenge of the same name already exists.</text:span></text:p>
      <text:h text:style-name="Heading_20_3" text:outline-level="3"><text:span text:style-name="T28">Chls</text:span><text:span text:style-name="T18">/&lt;</text:span><text:span text:style-name="T29">challengeName</text:span><text:span text:style-name="T18">&gt;</text:span></text:h>
      <text:p text:style-name="P19">GET</text:p>
      <text:p text:style-name="P20"><text:tab/><text:span text:style-name="T41">description </text:span>A description of the challenge, including rules regarding how to play it.</text:p>
      <text:p text:style-name="P70"><text:span text:style-name="T36"><text:tab/></text:span><text:span text:style-name="T57">attsAllowed </text:span><text:span text:style-name="T36">Number of Atts permitted per student.</text:span></text:p>
      <text:h text:style-name="P54" text:outline-level="2">Resources for <text:span text:style-name="T2">Attempts</text:span></text:h>
      <text:h text:style-name="Heading_20_3" text:outline-level="3"><text:span text:style-name="T70">Atts</text:span>/&lt;<text:span text:style-name="T72">Att</text:span>Id&gt;</text:h>
      <text:p text:style-name="P28">GET</text:p>
      <text:p text:style-name="P27">Retrieve Att-specific info. <text:s/>AU must be Att owner or admin. <text:s/><text:span text:style-name="T76">Returns</text:span></text:p>
      <text:p text:style-name="P12"><text:span text:style-name="T69"><text:tab/></text:span><text:span text:style-name="T50">challengeURI </text:span><text:span text:style-name="T18">URI of the challenge being played, e.g. </text:span><text:span text:style-name="T29">Chls</text:span><text:span text:style-name="T18">/&lt;challenge</text:span><text:span text:style-name="T29">Name</text:span><text:span text:style-name="T18">&gt;</text:span></text:p>
      <text:p text:style-name="P12"><text:span text:style-name="T14"><text:tab/></text:span><text:span text:style-name="T48">duration </text:span><text:span text:style-name="T30">N</text:span><text:span text:style-name="T15">umber of seconds duration, if attempt is complete, </text:span><text:span text:style-name="T18">-1</text:span><text:span text:style-name="T15"> otherwise</text:span></text:p>
      <text:p text:style-name="P12"><text:span text:style-name="T15"><text:tab/></text:span><text:span text:style-name="T50">score </text:span><text:span text:style-name="T30">F</text:span><text:span text:style-name="T18">inal score, if attempt </text:span><text:span text:style-name="T22">was a success, -1 it's still in progress or was a quit</text:span></text:p>
      <text:p text:style-name="P12"><text:span text:style-name="T15"><text:tab/></text:span><text:span text:style-name="T48">startTime </text:span><text:span text:style-name="T30">T</text:span><text:span text:style-name="T25">ime of attempt start, in mS since epoch</text:span></text:p>
      <text:p text:style-name="P27"><text:span text:style-name="T25"><text:tab/></text:span><text:span text:style-name="T41">state </text:span><text:span text:style-name="T2">One of completed</text:span><text:span text:style-name="T35">(0)</text:span><text:span text:style-name="T2">, quit</text:span><text:span text:style-name="T35">(1)</text:span><text:span text:style-name="T2">, or in progress</text:span><text:span text:style-name="T35">(2)</text:span><text:span text:style-name="T2">.</text:span></text:p>
      <text:p text:style-name="P18"/>
      <text:p text:style-name="P16">PUT</text:p>
      <text:p text:style-name="P16">No parameters needed; the only PUT operation on this resource is a quit. <text:s/>Returns OK on success, or list of errors, per usual, <text:span text:style-name="T73">on failure. AU must be Att owner or admin. Att must be non-</text:span><text:span text:style-name="T55">completed. </text:span></text:p>
      <text:h text:style-name="Heading_20_3" text:outline-level="3">Atts/&lt;AttId&gt;/Stps</text:h>
      <text:p text:style-name="P17">POST</text:p>
      <text:p text:style-name="P13"><text:span text:style-name="T15">Post a new</text:span><text:span text:style-name="T29"> step</text:span><text:span text:style-name="T15"> to the attempt. <text:s/>Fails if attempt is complete or quitted. </text:span><text:span text:style-name="T16"><text:s/></text:span><text:span text:style-name="T30">AU must be owner of Att.</text:span></text:p>
      <text:p text:style-name="P26"><text:span text:style-name="T16"><text:tab/></text:span><text:span text:style-name="T54">input</text:span><text:span text:style-name="T49">:</text:span><text:span text:style-name="T54"> </text:span><text:span text:style-name="T29">A JSON string specifying the user's input for the current step of the challenge. <text:s/>Format is challenge-specific.</text:span><text:span text:style-name="T49"> </text:span></text:p>
      <text:h text:style-name="P57" text:outline-level="3">Atts/&lt;AttId&gt;/Stps/&lt;StpId&gt;</text:h>
      <text:p text:style-name="P71"><text:span text:style-name="T29">G</text:span><text:span text:style-name="T2">ET</text:span></text:p>
      <text:p text:style-name="P21">Get the result of the indicated step. <text:s/></text:p>
      <text:p text:style-name="P25"><text:span text:style-name="T16"><text:tab/></text:span><text:span text:style-name="T41">input</text:span><text:span text:style-name="T49">:</text:span><text:span text:style-name="T41"> </text:span><text:span text:style-name="T2">A JSON string specifying the user's input for the current step of the challenge. <text:s/>Format is challenge-specifi</text:span><text:span text:style-name="T37">c. </text:span></text:p>
      <text:p text:style-name="P26"><text:span text:style-name="T29"><text:tab/></text:span><text:span text:style-name="T54">result </text:span><text:span text:style-name="T29">A JSON string specifying the result of the Step. <text:s/>Format is challenge specific.</text:span><text:span text:style-name="T30"> <text:s/></text:span><text:span text:style-name="T38">Null </text:span><text:span text:style-name="T30">if CHS is still generating a result.</text:span></text:p>
      <text:p text:style-name="P68"/>
      <text:h text:style-name="P54" text:outline-level="2">Special DB Resource for Testing Purposes</text:h>
      <text:h text:style-name="P58" text:outline-level="3">DB</text:h>
      <text:p text:style-name="P69">DELETE</text:p>
      <text:p text:style-name="P23">Clear all content from the database, reset all autoincrement IDs to 1, and add back one Person, an admin named Joe Admin with email admin@chs and password <text:span text:style-name="T87">"password</text:span>". <text:s/>Clear all current sessions. <text:s/>AU must be an adm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1DT8M14S</meta:editing-duration>
    <meta:editing-cycles>106</meta:editing-cycles>
    <meta:generator>LibreOffice/5.1.3.2$Windows_x86 LibreOffice_project/644e4637d1d8544fd9f56425bd6cec110e49301b</meta:generator>
    <dc:date>2016-06-30T14:00:54.298000000</dc:date>
    <meta:document-statistic meta:table-count="0" meta:image-count="0" meta:object-count="0" meta:page-count="1" meta:paragraph-count="96" meta:word-count="1206" meta:character-count="7364" meta:non-whitespace-character-count="6162"/>
    <meta:user-defined meta:name="Info 1"/>
    <meta:user-defined meta:name="Info 2"/>
    <meta:user-defined meta:name="Info 3"/>
    <meta:user-defined meta:name="Info 4"/>
  </office:meta>
</office:document-meta>
</file>